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delta:tracked-changes>
        <delta:change-transaction delta:change-id="ct1">
          <delta:change-info>
            <dc:creator>John Smith</dc:creator>
            <dc:date>2010-06-22T09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fferent Element Merge</text:h>
      <text:p text:style-name="Text_20_body">In this example, the following heading and paragraph will be merged together by deleting the text in between square brackets to leave a heading. No other changes will be made.</text:p>
      <text:h text:style-name="Heading_20_2" text:outline-level="2">This will remain. [<delta:merge delta:removal-change-idref="ct1"><delta:leading-partial-content>This will be deleted.</delta:leading-partial-content><delta:intermediate-content/><delta:trailing-partial-content><text:p text:style-name="Text_20_body">This will also be deleted.</text:p></delta:trailing-partial-content></delta:merge>] And this will remain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2T09:24:27</meta:creation-date>
    <meta:document-statistic meta:table-count="0" meta:image-count="0" meta:object-count="0" meta:page-count="1" meta:paragraph-count="4" meta:word-count="49" meta:character-count="285"/>
    <dc:date>2010-06-22T09:26:41</dc:date>
    <dc:creator>Tristan Mitchell</dc:creator>
    <meta:editing-duration>PT00H02M18S</meta:editing-duration>
    <meta:editing-cycles>1</meta:editing-cycles>
    <meta:generator>OpenOffice.org/3.2$Unix OpenOffice.org_project/320m18$Build-9502</meta:generator>
  </office:meta>
</office:document-meta>
</file>